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155ca"/>
    </style:style>
    <style:style style:name="P2" style:family="paragraph" style:parent-style-name="Standard">
      <style:paragraph-properties fo:margin-top="0cm" fo:margin-bottom="0cm" style:contextual-spacing="false"/>
      <style:text-properties style:font-name="Calibri" fo:font-size="11pt" officeooo:rsid="0005f17c" officeooo:paragraph-rsid="0005f17c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5f17c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5" style:family="paragraph" style:parent-style-name="Standard">
      <style:paragraph-properties fo:margin-top="0cm" fo:margin-bottom="0cm" style:contextual-spacing="false"/>
      <style:text-properties fo:color="#008000" style:text-outline="false" style:text-line-through-style="none" style:font-name="Calibri" fo:font-size="11pt" fo:font-style="normal" fo:text-shadow="none" style:text-underline-style="none" fo:font-weight="normal" officeooo:rsid="000334a6" officeooo:paragraph-rsid="0005f17c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6" style:family="paragraph" style:parent-style-name="Standard">
      <style:paragraph-properties fo:margin-top="0cm" fo:margin-bottom="0cm" style:contextual-spacing="false"/>
      <style:text-properties style:font-name="Calibri" fo:font-size="11pt" officeooo:rsid="0005f17c" officeooo:paragraph-rsid="00087b45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" fo:font-size="11pt" officeooo:rsid="00087b45" officeooo:paragraph-rsid="00087b45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/>
      <style:text-properties style:font-name="Calibri" fo:font-size="11pt" officeooo:rsid="000155ca" officeooo:paragraph-rsid="0005f17c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" fo:font-size="11pt" officeooo:rsid="000155ca" officeooo:paragraph-rsid="00087b45" style:font-size-asian="11pt" style:font-size-complex="11pt"/>
    </style:style>
    <style:style style:name="P11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87b45" officeooo:paragraph-rsid="00087b45" style:font-size-asian="11pt" style:font-size-complex="11p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87b45" officeooo:paragraph-rsid="00087b45" style:font-size-asian="11pt" style:font-size-complex="11pt"/>
    </style:style>
    <style:style style:name="P13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5f17c" officeooo:paragraph-rsid="00087b45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style:font-name="Calibri" fo:font-size="11pt" officeooo:rsid="000155ca" officeooo:paragraph-rsid="00087b45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style:use-window-font-color="true" style:font-name="Calibri" fo:font-size="11pt" officeooo:rsid="000155ca" officeooo:paragraph-rsid="00087b45" style:font-size-asian="11pt" style:font-size-complex="11pt"/>
    </style:style>
    <style:style style:name="P16" style:family="paragraph" style:parent-style-name="Standard">
      <style:paragraph-properties fo:margin-top="0cm" fo:margin-bottom="0cm" style:contextual-spacing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fo:color="#0000ff" style:text-outline="false" style:text-line-through-style="none" style:font-name="Calibri" fo:font-size="11pt" fo:font-style="normal" fo:text-shadow="none" style:text-underline-style="none" fo:font-weight="normal" officeooo:rsid="000334a6" officeooo:paragraph-rsid="00087b45" style:letter-kerning="true" style:font-name-asian="Tahoma" style:font-size-asian="11pt" style:font-style-asian="normal" style:font-weight-asian="normal" style:font-name-complex="Arial1" style:font-size-complex="11pt" style:text-emphasize="none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fo:color="#008000" style:font-name="Calibri" fo:font-size="11pt" officeooo:rsid="00087b45" officeooo:paragraph-rsid="00087b45" style:font-size-asian="11pt" style:font-size-complex="11pt"/>
    </style:style>
    <style:style style:name="T1" style:family="text">
      <style:text-properties fo:color="#ff0000"/>
    </style:style>
    <style:style style:name="T2" style:family="text">
      <style:text-properties fo:color="#ff0000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0000ff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4" style:family="text">
      <style:text-properties officeooo:rsid="000334a6"/>
    </style:style>
    <style:style style:name="T5" style:family="text">
      <style:text-properties fo:color="#999999"/>
    </style:style>
    <style:style style:name="T6" style:family="text">
      <style:text-properties fo:color="#999999"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7" style:family="text">
      <style:text-properties officeooo:rsid="0005f17c"/>
    </style:style>
    <style:style style:name="T8" style:family="text">
      <style:text-properties officeooo:rsid="00087b45"/>
    </style:style>
    <style:style style:name="T9" style:family="text">
      <style:text-properties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10" style:family="text">
      <style:text-properties style:text-outline="false" style:text-line-through-style="none" fo:font-style="normal" fo:text-shadow="none" style:text-underline-style="none" fo:font-weight="normal" officeooo:rsid="0005f17c" style:letter-kerning="true" style:font-name-asian="Tahoma" style:font-style-asian="normal" style:font-weight-asian="normal" style:font-name-complex="Arial1" style:text-emphasize="none"/>
    </style:style>
    <style:style style:name="T11" style:family="text">
      <style:text-properties style:text-outline="false" style:text-line-through-style="none" fo:font-style="normal" fo:text-shadow="none" style:text-underline-style="none" fo:font-weight="normal" officeooo:rsid="00087b45" style:letter-kerning="true" style:font-name-asian="Tahoma" style:font-style-asian="normal" style:font-weight-asian="normal" style:font-name-complex="Arial1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<text:span text:style-name="T8">3</text:span>-<text:span text:style-name="T8">1</text:span>.vbs</text:p>
      <text:p text:style-name="P3"/>
      <text:p text:style-name="P11"><text:span text:style-name="T3">Dim</text:span><text:span text:style-name="T9"> max</text:span></text:p>
      <text:p text:style-name="P11"><text:span text:style-name="T9">max = </text:span><text:span text:style-name="T3">CInt</text:span><text:span text:style-name="T9">(InputBox(</text:span><text:span text:style-name="T6">"Please enter the number you want to count to:"</text:span><text:span text:style-name="T9">))</text:span></text:p>
      <text:p text:style-name="P11"><text:span text:style-name="T9"/></text:p>
      <text:p text:style-name="P11"><text:span text:style-name="T9">MsgBox </text:span><text:span text:style-name="T6">"Let's print all numbers from 1 to "</text:span><text:span text:style-name="T9"> &amp; max</text:span></text:p>
      <text:p text:style-name="P11"><text:span text:style-name="T9"/></text:p>
      <text:p text:style-name="P11"><text:span text:style-name="T3">For</text:span><text:span text:style-name="T9"> counter = 1 </text:span><text:span text:style-name="T3">To</text:span><text:span text:style-name="T9"> max</text:span></text:p>
      <text:p text:style-name="P11"><text:span text:style-name="T9"><text:s text:c="2"/>MsgBox </text:span><text:span text:style-name="T6">"counter="</text:span><text:span text:style-name="T9"> &amp; counter</text:span></text:p>
      <text:p text:style-name="P16">Next</text:p>
      <text:p text:style-name="P11"><text:span text:style-name="T9"/></text:p>
      <text:p text:style-name="P11"><text:span text:style-name="T9">MsgBox </text:span><text:span text:style-name="T6">"Let's print all ODD numbers from 1 to "</text:span><text:span text:style-name="T9"> &amp; max</text:span></text:p>
      <text:p text:style-name="P11"><text:span text:style-name="T9"/></text:p>
      <text:p text:style-name="P11"><text:span text:style-name="T3">For</text:span><text:span text:style-name="T9"> counter = 1 </text:span><text:span text:style-name="T3">To</text:span><text:span text:style-name="T9"> max </text:span><text:span text:style-name="T3">Step</text:span><text:span text:style-name="T9"> 2</text:span></text:p>
      <text:p text:style-name="P11"><text:span text:style-name="T9"><text:s text:c="2"/>MsgBox </text:span><text:span text:style-name="T6">"counter="</text:span><text:span text:style-name="T9"> &amp; counter</text:span></text:p>
      <text:p text:style-name="P16">Next</text:p>
      <text:p text:style-name="P6"><text:span text:style-name="T3"/></text:p>
      <text:p text:style-name="P8">–---------------------------------------------------------------------------------------------------------------------------------------------</text:p>
      <text:p text:style-name="P9"/>
      <text:p text:style-name="P9">Example<text:span text:style-name="T8">3</text:span>-<text:span text:style-name="T8">2</text:span>.vbs</text:p>
      <text:p text:style-name="P10"/>
      <text:p text:style-name="P7"><text:span text:style-name="T3">Dim</text:span> max, counter</text:p>
      <text:p text:style-name="P7">max = <text:span text:style-name="T3">CInt</text:span>(InputBox(<text:span text:style-name="T6">"Please enter the number you want to count to:"</text:span>))</text:p>
      <text:p text:style-name="P7"/>
      <text:p text:style-name="P7">MsgBox <text:span text:style-name="T6">"Let's print all numbers from 1 to "</text:span> &amp; max</text:p>
      <text:p text:style-name="P7">counter = <text:span text:style-name="T1">1</text:span></text:p>
      <text:p text:style-name="P7"/>
      <text:p text:style-name="P7"><text:span text:style-name="T3">Do</text:span> <text:span text:style-name="T3">While</text:span> counter &lt;= <text:span text:style-name="T1">3</text:span></text:p>
      <text:p text:style-name="P7"><text:s text:c="2"/>MsgBox <text:span text:style-name="T6">"counter="</text:span> &amp; counter</text:p>
      <text:p text:style-name="P7"><text:s text:c="2"/>counter = counter + <text:span text:style-name="T1">1</text:span></text:p>
      <text:p text:style-name="P17">Loop</text:p>
      <text:p text:style-name="P7"/>
      <text:p text:style-name="P7">MsgBox <text:span text:style-name="T6">"Done"</text:span></text:p>
      <text:p text:style-name="P13"><text:span text:style-name="T9"/></text:p>
      <text:p text:style-name="P14"><text:span text:style-name="T10">–---------------------------------------------------------------------------------------------------------------------------------------------</text:span></text:p>
      <text:p text:style-name="P15"><text:span text:style-name="T10"/></text:p>
      <text:p text:style-name="P15"><text:span text:style-name="T10">Example</text:span><text:span text:style-name="T11">3</text:span><text:span text:style-name="T10">-</text:span><text:span text:style-name="T11">3</text:span><text:span text:style-name="T10">.vbs</text:span></text:p>
      <text:p text:style-name="P12"><text:span text:style-name="T10"/></text:p>
      <text:p text:style-name="P12"><text:span text:style-name="T3">Dim</text:span><text:span text:style-name="T10"> number</text:span></text:p>
      <text:p text:style-name="P12"><text:span text:style-name="T10"/></text:p>
      <text:p text:style-name="P17">Do</text:p>
      <text:p text:style-name="P12"><text:span text:style-name="T10"><text:s text:c="2"/>number = InputBox(</text:span><text:span text:style-name="T6">"Please enter a number:"</text:span><text:span text:style-name="T10">)</text:span></text:p>
      <text:p text:style-name="P18"><text:span text:style-name="T10">'Change While Not to Until</text:span></text:p>
      <text:p text:style-name="P12"><text:span text:style-name="T3">Loop</text:span><text:span text:style-name="T10"> </text:span><text:span text:style-name="T3">While</text:span><text:span text:style-name="T10"> </text:span><text:span text:style-name="T3">Not</text:span><text:span text:style-name="T10"> IsNumeric(number)</text:span></text:p>
      <text:p text:style-name="P12"><text:span text:style-name="T10"/></text:p>
      <text:p text:style-name="P12"><text:span text:style-name="T10">MsgBox </text:span><text:span text:style-name="T6">"Now the text can be converted to a number"</text:span></text:p>
      <text:p text:style-name="P12"><text:span text:style-name="T10">number = </text:span><text:span text:style-name="T3">CInt</text:span><text:span text:style-name="T10">(number)</text:span></text:p>
      <text:p text:style-name="P12"><text:span text:style-name="T10"/></text:p>
      <text:p text:style-name="P12"><text:span text:style-name="T10">MsgBox number &amp; </text:span><text:span text:style-name="T6">"+"</text:span><text:span text:style-name="T10"> &amp; number &amp; </text:span><text:span text:style-name="T6">"="</text:span><text:span text:style-name="T10"> &amp; number + numb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6-03T21:19:23.850000000</dc:date>
    <meta:editing-duration>PT1M39S</meta:editing-duration>
    <meta:editing-cycles>6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32" meta:word-count="153" meta:character-count="1094" meta:non-whitespace-character-count="963"/>
  </office:meta>
</office:document-meta>
</file>